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language="zxx" fo:country="none" fo:font-style="italic" style:language-asian="zxx" style:country-asian="none" style:font-style-asian="italic"/>
    </style:style>
    <style:style style:name="P4" style:family="paragraph" style:parent-style-name="Standard">
      <style:text-properties style:font-name="Times New Roman" fo:font-size="10pt" fo:language="zxx" fo:country="none" fo:font-style="italic" style:font-size-asian="10pt" style:language-asian="zxx" style:country-asian="none" style:font-style-asian="italic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size-asian="10pt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1pt" fo:font-style="italic" style:font-size-asian="11pt" style:font-style-asian="italic"/>
    </style:style>
    <style:style style:name="P8" style:family="paragraph" style:parent-style-name="Standard">
      <style:text-properties fo:font-size="8pt" style:font-size-asian="8pt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0" style:family="paragraph" style:parent-style-name="Standard">
      <style:paragraph-properties>
        <style:tab-stops>
          <style:tab-stop style:position="4.445cm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style:page-number="auto">
        <style:tab-stops>
          <style:tab-stop style:position="13.753cm"/>
        </style:tab-stops>
      </style:paragraph-properties>
      <style:text-properties style:font-name="Monotype Corsiva" fo:font-weight="bold" style:font-weight-asian="bold" style:font-weight-complex="bold"/>
    </style:style>
    <style:style style:name="T1" style:family="text">
      <style:text-properties style:font-name="Times New Roman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style:border-line-width="0.002cm 0.088cm 0.002cm" fo:padding-left="0.268cm" fo:padding-right="0.268cm" fo:padding-top="0.141cm" fo:padding-bottom="0.141cm" fo:border="0.092cm double #000000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Standard"><draw:frame draw:style-name="fr1" draw:name="Quadro3" text:anchor-type="char" svg:x="3.182cm" svg:y="0.66cm" svg:width="7.99cm" svg:height="2.593cm" draw:z-index="0"><draw:text-box><text:p text:style-name="P9">UNIVERSIDADE FEDERAL DE RORAIMA</text:p><text:p text:style-name="Corpo_20_de_20_texto_20_2">Criada pela Lei nº 7.364, de 12 de setembro de 1985 e instituída pelo Decreto nº 98.127, de 03 de setembro de 1989, publicada no D.O.U. nº205, 16 de outubro de 1989.</text:p><text:p text:style-name="P8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draw:frame draw:style-name="fr2" draw:name="Quadro4" text:anchor-type="char" svg:x="3.182cm" svg:y="0.09cm" svg:width="8.079cm" svg:height="4.676cm" draw:z-index="1"><draw:text-box><text:p text:style-name="P1">CURSO DE {curso} {grau}</text:p><text:p text:style-name="Text_20_body">{doc}</text:p></draw:text-box></draw:frame></text:p>
      <text:p text:style-name="Standard"/>
      <text:p text:style-name="Standard"><text:tab/></text:p>
      <text:p text:style-name="Standard"/>
      <text:p text:style-name="P10"/>
      <text:p text:style-name="P4"/>
      <text:p text:style-name="P4"><draw:frame draw:style-name="fr2" draw:name="Quadro5" text:anchor-type="char" svg:x="3.177cm" svg:y="2.265cm" svg:width="8.079cm" svg:height="10.53cm" draw:z-index="2"><draw:text-box><text:p text:style-name="Text_20_body"><text:s/></text:p><text:p text:style-name="P6">MEC – UNIVERSIDADE FEDERAL DE RORAIMA</text:p><text:p text:style-name="P2"/><text:p text:style-name="P11"><text:span text:style-name="T1">Diploma registrado sob nº <text:s text:c="2"/>{num}<text:tab/>Livro nº {livro}, <text:s text:c="4"/>fls. <text:s/>{folha} <text:s text:c="4"/>em <text:s text:c="2"/></text:span><text:bookmark-start text:name="__DdeLink__1_1639102740"/><text:span text:style-name="T1">{dt_registro}</text:span><text:bookmark-end text:name="__DdeLink__1_1639102740"/><text:span text:style-name="T1">. Processo nº {processo} em conformidade com o disposto no § 1º do artigo 48, da Lei nº 9.394 de 20/12/1996.</text:span></text:p><text:p text:style-name="P2"/><text:p text:style-name="P6">DERCA, {dt_registro}.</text:p><text:p text:style-name="P1"/><text:p text:style-name="P6"/><text:h text:style-name="Heading_20_4" text:outline-level="4">Maria Gorett Peres do Nascimento</text:h><text:p text:style-name="P5">Chefe da Divisão de Registro e Controle Acadêmico</text:p><text:p text:style-name="P6"/><text:p text:style-name="P6"/><text:p text:style-name="P7">Acácia Duarte</text:p><text:p text:style-name="P5">Diretora do Departamento de Registro e Controle Acadêmico</text:p><text:h text:style-name="Heading_20_4" text:outline-level="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Edwardian Script ITC" svg:font-family="'Edwardian Script ITC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Brush Script MT" fo:font-size="16pt" style:font-size-asian="16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cm" fo:margin-right="0cm" fo:text-align="center" style:justify-single-word="false" fo:text-indent="0cm" style:auto-text-indent="false" fo:keep-with-next="always"/>
      <style:text-properties style:font-name="Brush Script MT" fo:font-size="36pt" fo:font-weight="bold" style:font-size-asian="36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Brush Script MT" fo:font-size="18pt" style:font-size-asian="18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Text_20_body_20_indent" style:display-name="Text body indent" style:family="paragraph" style:parent-style-name="Standard" style:class="text">
      <style:paragraph-properties fo:margin-left="1.801cm" fo:margin-right="0cm" fo:text-align="justify" style:justify-single-word="false" fo:text-indent="0cm" style:auto-text-indent="false"/>
      <style:text-properties style:font-name="Monotype Corsiva" fo:font-size="16pt" fo:font-weight="bold" style:font-size-asian="16pt" style:font-weight-asian="bold" style:font-weight-complex="bold"/>
    </style:style>
    <style:style style:name="Recuo_20_de_20_corpo_20_de_20_texto_20_2" style:display-name="Recuo de corpo de texto 2" style:family="paragraph" style:parent-style-name="Standard">
      <style:paragraph-properties fo:margin-left="1.801cm" fo:margin-right="0cm" fo:text-indent="0.686cm" style:auto-text-indent="false"/>
      <style:text-properties style:font-name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2cm" fo:margin-bottom="0.439cm" fo:margin-left="0.43cm" fo:margin-right="1.501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rosoft</meta:initial-creator>
    <meta:creation-date>2008-09-05T09:44:00</meta:creation-date>
    <dc:creator>soonho </dc:creator>
    <dc:date>2012-03-15T12:02:03</dc:date>
    <meta:print-date>2010-09-09T17:47:00</meta:print-date>
    <meta:editing-cycles>47</meta:editing-cycles>
    <meta:editing-duration>PT07H40M33S</meta:editing-duration>
    <meta:generator>OpenOffice.org/3.2$Unix OpenOffice.org_project/320m12$Build-9483</meta:generator>
    <meta:document-statistic meta:table-count="0" meta:image-count="0" meta:object-count="0" meta:page-count="1" meta:paragraph-count="13" meta:word-count="104" meta:character-count="635"/>
    <meta:user-defined meta:name="Informações 1"/>
    <meta:user-defined meta:name="Informações 2"/>
    <meta:user-defined meta:name="Informações 3"/>
    <meta:user-defined meta:name="Informações 4"/>
  </office:meta>
</office:document-meta>
</file>